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10000022CB2FFBCB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solid" draw:marker-start="Extrémité_20_de_20_ligne_20_4" draw:marker-end="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16.507cm" svg:height="12.729cm" svg:x="1.3cm" svg:y="8.1cm">
          <draw:image xlink:href="Pictures/10000000000002D10000022CB2FFBCB7.png" xlink:type="simple" xlink:show="embed" xlink:actuate="onLoad">
            <text:p/>
          </draw:image>
        </draw:frame>
        <draw:line draw:style-name="gr2" draw:text-style-name="P2" draw:layer="layout" svg:x1="9.5cm" svg:y1="14cm" svg:x2="4.5cm" svg:y2="11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Extrémité_20_de_20_ligne_20_4" draw:display-name="Extrémité de ligne 4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initial-creator>Didier Roche</meta:initial-creator>
    <meta:creation-date>2007-05-09T19:36:09</meta:creation-date>
    <dc:creator>Didier Roche</dc:creator>
    <dc:date>2008-04-30T15:54:50</dc:date>
    <meta:editing-cycles>3</meta:editing-cycles>
    <meta:editing-duration>PT11M13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